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 Italic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language="pl" fo:country="P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iwice, 12.01.2009</text:p>
      <text:p text:style-name="P5"/>
      <text:p text:style-name="P5"/>
      <text:p text:style-name="P5"/>
      <text:p text:style-name="P5"/>
      <text:p text:style-name="P5"/>
      <text:p text:style-name="P5"/>
      <text:p text:style-name="P7">Projekt z Elementów Translatorów</text:p>
      <text:p text:style-name="P6">Pretty-printer dla Wyrażeń Regularnych</text:p>
      <text:p text:style-name="P8"/>
      <text:p text:style-name="P8"/>
      <text:p text:style-name="P8"/>
      <text:p text:style-name="P8"/>
      <text:p text:style-name="P9">Autor: <text:span text:style-name="T3">Mirosław Boruta</text:span>, Inf. sem 9</text:p>
      <text:h text:style-name="P10" text:outline-level="2">Wstęp</text:h>
      <text:p text:style-name="Standard">Zadaniem było zbudowanie parsera wyrażeń regularnych, który pozwalałby na rozbicie wyrażenia na części, wyjaśniając niejako budowę danego wyrażenia poprzez komentowanie napotkanych konstrukcji. Program powinien pomagać w zrozumieniu co bardziej skomplikowanych wyrażeń regularnych.</text:p>
      <text:h text:style-name="Heading_20_2" text:outline-level="2">Inplementacja</text:h>
      <text:p text:style-name="Standard">Porgram podzielony jest na kilka części:</text:p>
      <text:list text:style-name="L1">
        <text:list-item>
          <text:p text:style-name="P1">lekser (plik: lekser.l) – część wygenerowana przez GNUFlex, odpowiada za pobieranie z wejścia kolejnych znaków i budowaniu z nich tokenów, przekazywanych dalej do parsera. Lekser wykrywa kilka podstawowych konstrukcji wyrażeń regularnych, takie jak wyrażenia w nawiasach kwadratowych, klasy znakowe, znaki specjalne, kotwice itp.,</text:p>
        </text:list-item>
        <text:list-item>
          <text:p text:style-name="P1">parser (plik: parser.y) – część wygenerowana przez GNUBison, odpowiada za sprawdzanie poprawności wejścia z gramatyką. Opis gramatyki znajduje się poniżej. Po dopasowaniu reguł gramatyki, wykonywane są akcje, które sprowadzają się do budowania drzewa AST (ang. Abstract Syntax Tree), dzięki czemu można wykonać kolejny krok – wypisywanie wyrażenia w sformatowanej formie,</text:p>
        </text:list-item>
        <text:list-item>
          <text:p text:style-name="P1">drzewo AST (plik: ast.h) – drzewo złożone z obiektów klasy Node lub jej klas pochodnych. Dzięki zastosowaniu drzewa AST można wypisać przechwycone przez reguły wyrażenie regularne w odpowiedniej (sformatowanej) postaci, a także możliwe byłyby dalsze operacje na nim. Drzewo zbudowane jest z włęzłów, które potrafią się same wypisać na standardowe wyjście. Wypisywanie drzewa wyrażenia rozpoczyna się po rozpoznianiu całego wyrażenia</text:p>
        </text:list-item>
      </text:list>
      <text:h text:style-name="Heading_20_2" text:outline-level="2">Opis gramatyki</text:h>
      <text:p text:style-name="Standard">Zastosowana gramatyka ma dotyczyć podzbioru wyrażeń regularnych typu ERE (ang. <text:span text:style-name="T2">Extended Regular Expressions</text:span>). Głownie starano się zaimplementować gramatykę rozoznawaną przez klasy z biblioteki Qt firmy Trolltech (jako że na którejś implementacji należało się oprzeć). Prawie wszystkie możliwości zostały zaimplementowane (nie zaimplementowano jedynie “Positive Lookahead” i “Negative Lookahead”, ale nie powinno to stanowić zbyt wielkiego problemu dodanie przy dodawaniu do gramatyki).</text:p>
      <text:p text:style-name="Standard">Ogólny opis gramatyki przedstawia się następująco:</text:p>
      <text:list text:style-name="L3">
        <text:list-item>
          <text:p text:style-name="P3">na samym szczycie są reguły pozwalające na interaktywne testowanie wyrażeń,</text:p>
        </text:list-item>
        <text:list-item>
          <text:p text:style-name="P3">następnie pojawia się reguła opisująca ogólnie wyrażenie regularne,</text:p>
        </text:list-item>
        <text:list-item>
          <text:p text:style-name="P3">to z kolei zawiera 1 lub więcej podwyrażeń, rozdzielonych znakiem “|”,</text:p>
        </text:list-item>
        <text:list-item>
          <text:p text:style-name="P3"><text:soft-page-break/>każde z podwyrażeń zawiera 1 lub kilka cząstek, z których każda może być zakończona modyfikatorem ilości wystąpień (“*”, “+”, “?”, “{,}”),</text:p>
        </text:list-item>
        <text:list-item>
          <text:p text:style-name="P3">każda cząstka składa się z atomu, lub podwyrażenie regularne zawarte między nawiasami okrągłymi,</text:p>
        </text:list-item>
        <text:list-item>
          <text:p text:style-name="P3">atomem jest dowolny znak zwykły, specjalny, klasa prefediniowana (“\w”, “\s”), kotwica (granica linii, granica słów), lub wyrażenie w nawiasach kwadratowych,</text:p>
        </text:list-item>
        <text:list-item>
          <text:p text:style-name="P3">wyrażenie w nawiasach kwadratowych może rozpoczynać się znakiem “[“ lub “[^” - określającym negację, po którym występuje lista,</text:p>
        </text:list-item>
        <text:list-item>
          <text:p text:style-name="P3">lista wewnątrz nawiasów kwadratowych składa się ze znaków zwykłych, specjalnych, klas prefediniowanych (także w postaci [:num:], [:digit:]) lub zakresów znaków, rozdzielonych znakiem “-”.</text:p>
        </text:list-item>
      </text:list>
      <text:h text:style-name="Heading_20_2" text:outline-level="2">Napotkane problemy</text:h>
      <text:list text:style-name="L2">
        <text:list-item>
          <text:p text:style-name="P2">Pierwszym problemem było zbudowanie poprawnej gramatyki dla wyrażeń regularnych, a głównie dla części opisującej wyrażenia w nawiasach kwadratowych (zbiory znaków). Szczególnie problematyczne były przypadki występowania znaku “-” na końcu listy zbioru znaków, tj.: [a-z] i [a-z0-]. Parser napotykając na znak “0” w drugim przypadku nie potrafi rozstrzygnąć na podstawie następnego znaku (“-”) czy jest to kolejny zakres znaków, czy jest to pojedynczy znak “-” na końcu listy znaków. Rozwiązaniem, które zostało użyte, było włączenie opcji %glr-parser w parserze, dzięki czemu parser po napotkaniu takiego przypadku rozgałęzia się i idzie obiema ścieżkami, aż do rozwiązania niejednoznaczności. Bez takiego zastosowania, w podanym przypadku wybierana była niewłaściwa ścieżka (parser potrzebowałby 2 tokenów do wybrania właściwej drogi). Możliwe także byłoby przepisanie tej części gramatyki by nie było niejednoznaczności, ale prowadziłoby to do zaciemnienia reguł gramatyki.</text:p>
        </text:list-item>
        <text:list-item>
          <text:p text:style-name="P2">Drugim napotkanym problemem było wypisywanie rozpoznanego wyrażenia regularnego. Jako że GNUBison wykonuje akcje dla reguł od dołu, tj. od <text:span text:style-name="T1">symboli</text:span> na najniższym poziomie, należało zastosować sposób przekazywania potrzebnych informacji do nadrzędnych symboli, by móc wykonać akcje od góry drzewa. Rozwiązaniem okazało się zbudowanie prostego drzewa AS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 Italic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in" fo:line-height="100%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DejaVu Seri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12T21:08:24</meta:creation-date>
    <dc:date>2009-01-12T22:23:29</dc:date>
    <meta:editing-cycles>31</meta:editing-cycles>
    <meta:editing-duration>PT1H1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5" meta:word-count="568" meta:character-count="4406"/>
  </office:meta>
</office:document-meta>
</file>